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580000001FCE58C6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Bitstream Vera Sans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6pt" style:font-size-asian="16pt" style:font-size-complex="16pt"/>
    </style:style>
    <style:style style:name="P4" style:family="paragraph" style:parent-style-name="Standard" style:master-page-name="">
      <style:paragraph-properties fo:orphans="0" fo:widows="0" style:page-number="auto"/>
    </style:style>
    <style:style style:name="P5" style:family="paragraph" style:parent-style-name="Standard" style:list-style-name="L1">
      <style:paragraph-properties fo:orphans="0" fo:widows="0"/>
    </style:style>
    <style:style style:name="P6" style:family="paragraph" style:parent-style-name="Standard" style:list-style-name="L2">
      <style:paragraph-properties fo:orphans="0" fo:widows="0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Heading_20_2">
      <style:paragraph-properties fo:break-before="pag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3472in" svg:y="10.1874in" svg:width="0.8827in" svg:height="0.311in" draw:z-index="0">
        <draw:image xlink:href="Pictures/10000201000000580000001FCE58C672.png" xlink:type="simple" xlink:show="embed" xlink:actuate="onLoad"/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ming with Haiku</text:p>
      <text:p text:style-name="P3"/>
      <text:p text:style-name="P3">Unit 3 Review</text:p>
      <text:p text:style-name="P3"/>
      <text:p text:style-name="P3">Written by DarkWy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ll material © 2011 DarkWyrm</text:p>
      <text:h text:style-name="P13" text:outline-level="2">Lesson 16</text:h>
      <text:list xml:id="list342266246" text:style-name="L1">
        <text:list-item>
          <text:p text:style-name="P5">What font engine does Haiku use?</text:p>
        </text:list-item>
        <text:list-item>
          <text:p text:style-name="P5">What are groups of related fonts called?</text:p>
        </text:list-item>
        <text:list-item>
          <text:p text:style-name="P5">What are the individual fonts in these groups called?</text:p>
        </text:list-item>
        <text:list-item>
          <text:p text:style-name="P5">What is font weight?</text:p>
        </text:list-item>
        <text:list-item>
          <text:p text:style-name="P5">What is leading?</text:p>
        </text:list-item>
        <text:list-item>
          <text:p text:style-name="P5">What is a glyph?</text:p>
        </text:list-item>
        <text:list-item>
          <text:p text:style-name="P5">What is kerning?</text:p>
        </text:list-item>
        <text:list-item>
          <text:p text:style-name="P5">What are the three global font objects defined in Font.h?</text:p>
        </text:list-item>
      </text:list>
      <text:h text:style-name="Heading_20_2" text:outline-level="2">Lesson 17</text:h>
      <text:list xml:id="list1982690963" text:style-name="L2">
        <text:list-item>
          <text:p text:style-name="P6">What are the four steps taken when a BView draws itself?</text:p>
        </text:list-item>
        <text:list-item>
          <text:p text:style-name="P6">What are some of the conventions in writing controls established by other controls in the API?</text:p>
        </text:list-item>
      </text:list>
      <text:h text:style-name="Heading_20_2" text:outline-level="2">Lesson 18</text:h>
      <text:list xml:id="list134796308" text:style-name="L3">
        <text:list-item>
          <text:p text:style-name="P7">What class provides the basis for scripting support in the API?</text:p>
        </text:list-item>
        <text:list-item>
          <text:p text:style-name="P7">What is a scripting suite?</text:p>
        </text:list-item>
        <text:list-item>
          <text:p text:style-name="P7">Why is the Suites property so important to the scripting API?</text:p>
        </text:list-item>
        <text:list-item>
          <text:p text:style-name="P7">What are specifiers?</text:p>
        </text:list-item>
        <text:list-item>
          <text:p text:style-name="P7">How is <text:span text:style-name="Code">B_DIRECT_SPECIFIER</text:span> different from the others?</text:p>
        </text:list-item>
      </text:list>
      <text:h text:style-name="Heading_20_2" text:outline-level="2">Lesson 19</text:h>
      <text:list xml:id="list1916048622" text:style-name="L4">
        <text:list-item>
          <text:p text:style-name="P8">What are the two main limitations the <text:span text:style-name="Code">hey</text:span> command has which the C++ scripting API does not have?</text:p>
        </text:list-item>
        <text:list-item>
          <text:p text:style-name="P8">What are the three hook functions which must be implemented for a BHandler-based class to respond to scripting messages?</text:p>
        </text:list-item>
        <text:list-item>
          <text:p text:style-name="P8">In addition to implementing the above functions, what also must be done to handle scripting messages?</text:p>
        </text:list-item>
        <text:list-item>
          <text:p text:style-name="P8">What are the three possible resolution scenarios for a specifier in a <text:span text:style-name="Code">ResolveSpecifier()</text:span> implementation?</text:p>
        </text:list-item>
      </text:list>
      <text:h text:style-name="Heading_20_2" text:outline-level="2">Lesson 20</text:h>
      <text:list xml:id="list1187046488" text:style-name="L5">
        <text:list-item>
          <text:p text:style-name="P9">What are the names for the two drag-and-drop support modes?</text:p>
        </text:list-item>
        <text:list-item>
          <text:p text:style-name="P9">What function initiates a drag session?</text:p>
        </text:list-item>
        <text:list-item>
          <text:p text:style-name="P9">What are the three steps involved in the more complicated mode?</text:p>
        </text:list-item>
        <text:list-item>
          <text:p text:style-name="P9">What advantage does this more complicated drag-and-drop mode have over the other?</text:p>
        </text:list-item>
        <text:list-item>
          <text:p text:style-name="P9">Which mode is more commonly implemented? Why?</text:p>
        </text:list-item>
        <text:list-item>
          <text:p text:style-name="P9">What are the four main constants used by the <text:span text:style-name="Code">be:actions</text:span> field?</text:p>
        </text:list-item>
      </text:list>
      <text:h text:style-name="Heading_20_2" text:outline-level="2">Lesson 21</text:h>
      <text:list xml:id="list1215064713" text:style-name="L6">
        <text:list-item>
          <text:p text:style-name="P10">What three functions must be implemented for a class to be archivable?</text:p>
        </text:list-item>
        <text:list-item>
          <text:p text:style-name="P10">What is one way to avoid name collisions for properties in an archive message?</text:p>
        </text:list-item>
        <text:list-item>
          <text:p text:style-name="P10">What is the purpose of the BDragger class?</text:p>
        </text:list-item>
        <text:list-item>
          <text:p text:style-name="P10">What relationships in the BView hierarchy are permitted for a BDragger to have relative to its target?</text:p>
        </text:list-item>
        <text:list-item>
          <text:p text:style-name="P10"><text:soft-page-break/>If a BDragger can be a child of its target, are there any additional requirements?</text:p>
        </text:list-item>
        <text:list-item>
          <text:p text:style-name="P10">If a BDragger can be a parent of its target, are there any additional requirements?</text:p>
        </text:list-item>
        <text:list-item>
          <text:p text:style-name="P10">What is the purpose of the BShelf class?</text:p>
        </text:list-item>
      </text:list>
      <text:h text:style-name="Heading_20_2" text:outline-level="2">Lesson 22</text:h>
      <text:list xml:id="list1008060696" text:style-name="L7">
        <text:list-item>
          <text:p text:style-name="P11">What is the purpose of the BFilePanel class?</text:p>
        </text:list-item>
      </text:list>
      <text:h text:style-name="Heading_20_2" text:outline-level="2">Lesson 23</text:h>
      <text:list xml:id="list1728182642" text:style-name="L8">
        <text:list-item>
          <text:p text:style-name="P12">What class is used to provide printing capabilities to application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CodeBlock" style:family="paragraph" style:parent-style-name="Standard">
      <style:paragraph-properties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DejaVu Sans Mono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roofreading" style:family="paragraph" style:parent-style-name="Standard"/>
    <style:style style:name="Code" style:family="text">
      <style:text-properties style:font-name="DejaVu Sans Mono2" fo:font-size="10pt" style:font-size-asian="10pt" style:font-size-complex="10pt"/>
    </style:style>
    <style:style style:name="Definition" style:family="text">
      <style:text-properties fo:font-weight="bold" fo:background-color="transparen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800080" fo:font-style="normal" fo:font-weight="normal"/>
    </style:style>
    <style:style style:name="comment0_5f_cpp" style:display-name="comment0_cpp" style:family="text">
      <style:text-properties fo:color="#00800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0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999999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pp" style:display-name="keyword0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Numbering_20_Symbols" style:display-name="Numbering Symbols" style:family="text"/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Book_20_Reference" style:display-name="Book Referenc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of-strike" style:family="text">
      <style:text-properties fo:color="#ff0000" style:text-line-through-style="solid" fo:background-color="#ffff00"/>
    </style:style>
    <style:style style:name="proof" style:family="text">
      <style:text-properties fo:color="#ff0000"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11T08:55:39</meta:creation-date>
    <dc:date>2012-02-07T08:07:44</dc:date>
    <meta:editing-duration>P3DT20H47M10S</meta:editing-duration>
    <meta:editing-cycles>1414</meta:editing-cycles>
    <meta:generator>LibreOffice/3.4$Unix LibreOffice_project/340m1$Build-402</meta:generator>
    <dc:creator>DarkWyrm </dc:creator>
    <meta:document-statistic meta:table-count="0" meta:image-count="1" meta:object-count="0" meta:page-count="3" meta:paragraph-count="46" meta:word-count="405" meta:character-count="2223" meta:non-whitespace-character-count="1898"/>
    <meta:user-defined meta:name="Info 1"/>
    <meta:user-defined meta:name="Info 2"/>
    <meta:user-defined meta:name="Info 3"/>
    <meta:user-defined meta:name="Info 4"/>
  </office:meta>
</office:document-meta>
</file>